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375in" fo:margin-left="-0.0167in" table:align="left"/>
    </style:style>
    <style:style style:name="Table1.A" style:family="table-column">
      <style:table-column-properties style:column-width="1.1667in"/>
    </style:style>
    <style:style style:name="Table1.B" style:family="table-column">
      <style:table-column-properties style:column-width="1.7083in"/>
    </style:style>
    <style:style style:name="Table1.C" style:family="table-column">
      <style:table-column-properties style:column-width="0.75in"/>
    </style:style>
    <style:style style:name="Table1.D" style:family="table-column">
      <style:table-column-properties style:column-width="1.1875in"/>
    </style:style>
    <style:style style:name="Table1.E" style:family="table-column">
      <style:table-column-properties style:column-width="1.125in"/>
    </style:style>
    <style:style style:name="Table1.F" style:family="table-column">
      <style:table-column-properties style:column-width="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4db01" officeooo:paragraph-rsid="0004db01"/>
    </style:style>
    <style:style style:name="P2" style:family="paragraph" style:parent-style-name="Standard">
      <style:text-properties officeooo:rsid="00054310" officeooo:paragraph-rsid="00062064"/>
    </style:style>
    <style:style style:name="P3" style:family="paragraph" style:parent-style-name="Standard">
      <style:text-properties officeooo:rsid="00062064" officeooo:paragraph-rsid="00062064"/>
    </style:style>
    <style:style style:name="P4" style:family="paragraph" style:parent-style-name="Standard">
      <style:text-properties officeooo:rsid="00062064" officeooo:paragraph-rsid="000b42a8"/>
    </style:style>
    <style:style style:name="P5" style:family="paragraph" style:parent-style-name="Standard">
      <style:text-properties officeooo:rsid="000ac0f3" officeooo:paragraph-rsid="0015a4a2"/>
    </style:style>
    <style:style style:name="P6" style:family="paragraph" style:parent-style-name="Standard">
      <style:text-properties style:text-underline-style="none" officeooo:rsid="000cc13f" officeooo:paragraph-rsid="000cc13f"/>
    </style:style>
    <style:style style:name="P7" style:family="paragraph" style:parent-style-name="Standard">
      <style:text-properties style:text-underline-style="none" officeooo:rsid="000cc13f" officeooo:paragraph-rsid="0012871c"/>
    </style:style>
    <style:style style:name="P8" style:family="paragraph" style:parent-style-name="Standard">
      <style:text-properties style:text-underline-style="none" officeooo:rsid="000cc13f" officeooo:paragraph-rsid="00130732"/>
    </style:style>
    <style:style style:name="P9" style:family="paragraph" style:parent-style-name="Standard">
      <style:text-properties style:text-underline-style="none" officeooo:rsid="000cc13f" officeooo:paragraph-rsid="0014677d"/>
    </style:style>
    <style:style style:name="P10" style:family="paragraph" style:parent-style-name="Standard">
      <style:text-properties style:text-underline-style="none" officeooo:rsid="000b42a8" officeooo:paragraph-rsid="000b42a8"/>
    </style:style>
    <style:style style:name="P11" style:family="paragraph" style:parent-style-name="Standard">
      <style:text-properties style:text-underline-style="none" officeooo:rsid="000b42a8" officeooo:paragraph-rsid="000cc13f"/>
    </style:style>
    <style:style style:name="P12" style:family="paragraph" style:parent-style-name="Standard">
      <style:text-properties style:text-underline-style="none" officeooo:rsid="000e8d6a" officeooo:paragraph-rsid="000e8d6a"/>
    </style:style>
    <style:style style:name="P13" style:family="paragraph" style:parent-style-name="Standard">
      <style:text-properties style:text-underline-style="none" officeooo:rsid="000e8d6a" officeooo:paragraph-rsid="00092b9e"/>
    </style:style>
    <style:style style:name="P14" style:family="paragraph" style:parent-style-name="Standard">
      <style:text-properties style:text-underline-style="none" officeooo:rsid="000f6201" officeooo:paragraph-rsid="000f6201"/>
    </style:style>
    <style:style style:name="P15" style:family="paragraph" style:parent-style-name="Standard">
      <style:text-properties style:text-underline-style="none" officeooo:rsid="000f6201" officeooo:paragraph-rsid="0010b5ee"/>
    </style:style>
    <style:style style:name="P16" style:family="paragraph" style:parent-style-name="Standard">
      <style:text-properties style:text-underline-style="none" officeooo:rsid="00130732" officeooo:paragraph-rsid="00130732"/>
    </style:style>
    <style:style style:name="P17" style:family="paragraph" style:parent-style-name="Standard">
      <style:text-properties style:text-underline-style="none" fo:font-weight="bold" officeooo:rsid="0015a4a2" officeooo:paragraph-rsid="0015a4a2" style:font-weight-asian="bold" style:font-weight-complex="bold"/>
    </style:style>
    <style:style style:name="P18" style:family="paragraph" style:parent-style-name="Standard">
      <style:paragraph-properties fo:text-align="center" style:justify-single-word="false"/>
      <style:text-properties fo:font-size="24pt" officeooo:rsid="0004db01" officeooo:paragraph-rsid="0004db01" style:font-size-asian="24pt" style:font-size-complex="24pt"/>
    </style:style>
    <style:style style:name="P19" style:family="paragraph" style:parent-style-name="Standard">
      <style:text-properties fo:font-weight="bold" officeooo:rsid="0015a4a2" officeooo:paragraph-rsid="0015a4a2" style:font-weight-asian="bold" style:font-weight-complex="bold"/>
    </style:style>
    <style:style style:name="P20" style:family="paragraph" style:parent-style-name="Standard">
      <style:text-properties officeooo:rsid="0015f4d4" officeooo:paragraph-rsid="0015f4d4"/>
    </style:style>
    <style:style style:name="P21" style:family="paragraph" style:parent-style-name="Table_20_Contents">
      <style:text-properties officeooo:rsid="0004db01" officeooo:paragraph-rsid="0004db01"/>
    </style:style>
    <style:style style:name="P22" style:family="paragraph" style:parent-style-name="Table_20_Contents">
      <style:paragraph-properties fo:text-align="center" style:justify-single-word="false"/>
      <style:text-properties officeooo:rsid="0004db01" officeooo:paragraph-rsid="0004db01"/>
    </style:style>
    <style:style style:name="P23" style:family="paragraph" style:parent-style-name="Table_20_Contents">
      <style:paragraph-properties fo:text-align="center" style:justify-single-word="false"/>
      <style:text-properties officeooo:rsid="00054310" officeooo:paragraph-rsid="00054310"/>
    </style:style>
    <style:style style:name="P24" style:family="paragraph" style:parent-style-name="Standard">
      <style:text-properties fo:font-style="italic" style:text-underline-style="none" officeooo:rsid="0010b5ee" officeooo:paragraph-rsid="0010b5ee" style:font-style-asian="italic" style:font-style-complex="italic"/>
    </style:style>
    <style:style style:name="P25" style:family="paragraph" style:parent-style-name="Standard">
      <style:text-properties fo:font-style="italic" style:text-underline-style="none" officeooo:rsid="0012871c" officeooo:paragraph-rsid="0016daf6" style:font-style-asian="italic" style:font-style-complex="italic"/>
    </style:style>
    <style:style style:name="P26" style:family="paragraph" style:parent-style-name="Standard">
      <style:text-properties fo:font-style="italic" style:text-underline-style="none" officeooo:rsid="00130732" officeooo:paragraph-rsid="00130732" style:font-style-asian="italic" style:font-style-complex="italic"/>
    </style:style>
    <style:style style:name="P27" style:family="paragraph" style:parent-style-name="Standard">
      <style:text-properties fo:font-style="italic" style:text-underline-style="none" officeooo:rsid="00130732" officeooo:paragraph-rsid="0016daf6" style:font-style-asian="italic" style:font-style-complex="italic"/>
    </style:style>
    <style:style style:name="P28" style:family="paragraph" style:parent-style-name="Standard">
      <style:text-properties fo:font-style="italic" style:text-underline-style="none" officeooo:rsid="000b42a8" officeooo:paragraph-rsid="0016daf6" style:font-style-asian="italic" style:font-style-complex="italic"/>
    </style:style>
    <style:style style:name="P29" style:family="paragraph" style:parent-style-name="Standard">
      <style:text-properties fo:font-style="normal" style:text-underline-style="none" officeooo:rsid="000b42a8" officeooo:paragraph-rsid="000b42a8" style:font-style-asian="normal" style:font-style-complex="normal"/>
    </style:style>
    <style:style style:name="P30" style:family="paragraph" style:parent-style-name="Standard">
      <style:text-properties fo:font-style="normal" style:text-underline-style="none" officeooo:rsid="0012871c" officeooo:paragraph-rsid="0012871c" style:font-style-asian="normal" style:font-style-complex="normal"/>
    </style:style>
    <style:style style:name="P31" style:family="paragraph" style:parent-style-name="Standard">
      <style:text-properties fo:font-style="normal" style:text-underline-style="none" officeooo:rsid="0012871c" officeooo:paragraph-rsid="00130732" style:font-style-asian="normal" style:font-style-complex="normal"/>
    </style:style>
    <style:style style:name="P32" style:family="paragraph" style:parent-style-name="Standard">
      <style:text-properties fo:font-style="normal" style:text-underline-style="none" officeooo:rsid="00130732" officeooo:paragraph-rsid="0012871c" style:font-style-asian="normal" style:font-style-complex="normal"/>
    </style:style>
    <style:style style:name="P33" style:family="paragraph" style:parent-style-name="Standard">
      <style:text-properties fo:font-style="normal" style:text-underline-style="none" officeooo:rsid="00130732" officeooo:paragraph-rsid="00130732" style:font-style-asian="normal" style:font-style-complex="normal"/>
    </style:style>
    <style:style style:name="P34" style:family="paragraph" style:parent-style-name="Standard">
      <style:text-properties fo:font-style="normal" style:text-underline-style="none" officeooo:rsid="0014677d" officeooo:paragraph-rsid="00130732" style:font-style-asian="normal" style:font-style-complex="normal"/>
    </style:style>
    <style:style style:name="P35" style:family="paragraph" style:parent-style-name="Standard">
      <style:text-properties fo:font-style="normal" style:text-underline-style="none" officeooo:rsid="000e8d6a" officeooo:paragraph-rsid="000e8d6a" style:font-style-asian="normal" style:font-style-complex="normal"/>
    </style:style>
    <style:style style:name="P36" style:family="paragraph" style:parent-style-name="Standard">
      <style:text-properties style:text-underline-style="none" fo:font-weight="bold" officeooo:rsid="0015a4a2" officeooo:paragraph-rsid="0015a4a2" style:font-weight-asian="bold" style:font-weight-complex="bold"/>
    </style:style>
    <style:style style:name="P37" style:family="paragraph" style:parent-style-name="Standard">
      <style:text-properties style:text-underline-style="none" fo:font-weight="bold" officeooo:rsid="0015a4a2" officeooo:paragraph-rsid="0016bb97" style:font-weight-asian="bold" style:font-weight-complex="bold"/>
    </style:style>
    <style:style style:name="P38" style:family="paragraph" style:parent-style-name="Standard">
      <style:text-properties style:text-underline-style="none" fo:font-weight="normal" officeooo:rsid="0016daf6" officeooo:paragraph-rsid="0016daf6" style:font-weight-asian="normal" style:font-weight-complex="normal"/>
    </style:style>
    <style:style style:name="T1" style:family="text">
      <style:text-properties officeooo:rsid="00062064"/>
    </style:style>
    <style:style style:name="T2" style:family="text">
      <style:text-properties officeooo:rsid="00092b9e"/>
    </style:style>
    <style:style style:name="T3" style:family="text">
      <style:text-properties officeooo:rsid="000b42a8"/>
    </style:style>
    <style:style style:name="T4" style:family="text">
      <style:text-properties fo:font-style="normal" style:font-style-asian="normal" style:font-style-complex="normal"/>
    </style:style>
    <style:style style:name="T5" style:family="text">
      <style:text-properties fo:font-style="normal" officeooo:rsid="0010b5ee" style:font-style-asian="normal" style:font-style-complex="normal"/>
    </style:style>
    <style:style style:name="T6" style:family="text">
      <style:text-properties fo:font-style="normal" officeooo:rsid="0012871c" style:font-style-asian="normal" style:font-style-complex="normal"/>
    </style:style>
    <style:style style:name="T7" style:family="text">
      <style:text-properties fo:font-style="normal" officeooo:rsid="00130732" style:font-style-asian="normal" style:font-style-complex="normal"/>
    </style:style>
    <style:style style:name="T8" style:family="text">
      <style:text-properties fo:font-style="normal" officeooo:rsid="0014677d" style:font-style-asian="normal" style:font-style-complex="normal"/>
    </style:style>
    <style:style style:name="T9" style:family="text">
      <style:text-properties fo:font-style="italic" style:font-style-asian="italic" style:font-style-complex="italic"/>
    </style:style>
    <style:style style:name="T10" style:family="text">
      <style:text-properties officeooo:rsid="000e8d6a"/>
    </style:style>
    <style:style style:name="T11" style:family="text">
      <style:text-properties officeooo:rsid="000f6201"/>
    </style:style>
    <style:style style:name="T12" style:family="text">
      <style:text-properties officeooo:rsid="0010b5ee"/>
    </style:style>
    <style:style style:name="T13" style:family="text">
      <style:text-properties officeooo:rsid="0012871c"/>
    </style:style>
    <style:style style:name="T14" style:family="text">
      <style:text-properties officeooo:rsid="0016da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axi fee</text:p>
      <text:p text:style-name="P1"/>
      <text:p text:style-name="P1">According the official website of Milan, the different fees for taxis are the following :</text:p>
      <text:p text:style-name="P1"/>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table:number-rows-spanned="2" office:value-type="string">
            <text:p text:style-name="P22">Use</text:p>
          </table:table-cell>
          <table:table-cell table:style-name="Table1.A1" table:number-rows-spanned="2" office:value-type="string">
            <text:p text:style-name="P22">Period</text:p>
          </table:table-cell>
          <table:table-cell table:style-name="Table1.A1" table:number-columns-spanned="2" office:value-type="string">
            <text:p text:style-name="P22">Initial Fee</text:p>
          </table:table-cell>
          <table:covered-table-cell/>
          <table:table-cell table:style-name="Table1.E1" table:number-columns-spanned="2" office:value-type="string">
            <text:p text:style-name="P22">Additional Fee</text:p>
          </table:table-cell>
          <table:covered-table-cell/>
        </table:table-row>
        <table:table-row>
          <table:covered-table-cell/>
          <table:covered-table-cell/>
          <table:table-cell table:style-name="Table1.C2" office:value-type="string">
            <text:p text:style-name="P22">Normal</text:p>
          </table:table-cell>
          <table:table-cell table:style-name="Table1.C2" office:value-type="string">
            <text:p text:style-name="P22">From Aeroport</text:p>
          </table:table-cell>
          <table:table-cell table:style-name="Table1.C2" office:value-type="string">
            <text:p text:style-name="P22">Per kilometer</text:p>
          </table:table-cell>
          <table:table-cell table:style-name="Table1.F2" office:value-type="string">
            <text:p text:style-name="P22">Per Hour</text:p>
          </table:table-cell>
        </table:table-row>
        <table:table-row>
          <table:table-cell table:style-name="Table1.C2" table:number-rows-spanned="3" office:value-type="string">
            <text:p text:style-name="P21">Normal</text:p>
          </table:table-cell>
          <table:table-cell table:style-name="Table1.C2" office:value-type="string">
            <text:p text:style-name="P21">Day</text:p>
          </table:table-cell>
          <table:table-cell table:style-name="Table1.C2" office:value-type="string">
            <text:p text:style-name="P23">3,30</text:p>
          </table:table-cell>
          <table:table-cell table:style-name="Table1.C2" table:number-rows-spanned="3" office:value-type="string">
            <text:p text:style-name="P22">13,10</text:p>
          </table:table-cell>
          <table:table-cell table:style-name="Table1.C2" table:number-rows-spanned="3" office:value-type="string">
            <text:p text:style-name="P22">1,09</text:p>
          </table:table-cell>
          <table:table-cell table:style-name="Table1.F2" table:number-rows-spanned="3" office:value-type="string">
            <text:p text:style-name="P22">28,32</text:p>
          </table:table-cell>
        </table:table-row>
        <table:table-row>
          <table:covered-table-cell/>
          <table:table-cell table:style-name="Table1.C2" office:value-type="string">
            <text:p text:style-name="P21">Day during hol<text:span text:style-name="T2">i</text:span>days</text:p>
          </table:table-cell>
          <table:table-cell table:style-name="Table1.C2" office:value-type="string">
            <text:p text:style-name="P23">5,40</text:p>
          </table:table-cell>
          <table:covered-table-cell/>
          <table:covered-table-cell/>
          <table:covered-table-cell/>
        </table:table-row>
        <table:table-row>
          <table:covered-table-cell/>
          <table:table-cell table:style-name="Table1.C2" office:value-type="string">
            <text:p text:style-name="P21">Night (10PM - 6AM)</text:p>
          </table:table-cell>
          <table:table-cell table:style-name="Table1.C2" office:value-type="string">
            <text:p text:style-name="P23">6,50</text:p>
          </table:table-cell>
          <table:covered-table-cell/>
          <table:covered-table-cell/>
          <table:covered-table-cell/>
        </table:table-row>
      </table:table>
      <text:p text:style-name="P1"/>
      <text:p text:style-name="P5">The choice made for a ride is to <text:span text:style-name="T3">split the price of the share parts of the ride between all the participants. We didn't consider the sharing option offered by the taxi service of Milan which has some specific price for shared ride but need at least 3 passengers which we didn't have assumed.</text:span></text:p>
      <text:p text:style-name="P5"/>
      <text:p text:style-name="P20">Source : <text:a xlink:type="simple" xlink:href="https://www.comune.milano.it/wps/portal/ist/it/servizi/mobilita/Taxi/tariffe_urbane_e_aeroportuali" text:style-name="Internet_20_link" text:visited-style-name="Visited_20_Internet_20_Link"><text:span text:style-name="T2">https://www.comune.milano.it/wps/portal/ist/it/servizi/mobilita/Taxi/tariffe_urbane_e_aeroportuali</text:span></text:a></text:p>
      <text:p text:style-name="P1"/>
      <text:p text:style-name="P1"/>
      <text:p text:style-name="P19">Example</text:p>
      <text:p text:style-name="P1"/>
      <text:p text:style-name="P2"><text:s/>Assume it is 3:30 PM, Alessandro want to go from Loreto to <text:span text:style-name="T1">Lodi. He ask for a sharing ride. The application found Elisa who want to go from Loreto to Porta Vittoria to share the ride. The itinerary will be Loreto – Porta Vittoria – Lodi.</text:span></text:p>
      <text:p text:style-name="P3"><text:s/>Since Loreto – Porta Vittoria takes 12 min and 3,8 km and Porta Vittoria – Lodi takes 8 min and 2,5 km, the fees for Alessandro and Elisa will be approximately :</text:p>
      <text:p text:style-name="P3">Alessandro : <text:span text:style-name="T3">(</text:span>3,3 + 1,09*3,8 + 28,32*12/60<text:span text:style-name="T3">)/2</text:span> = <text:span text:style-name="T3">6,55</text:span> €</text:p>
      <text:p text:style-name="P4">Elisa : <text:span text:style-name="T3">(</text:span>3,3 + 1,09*3,8+ 28,32*12/60<text:span text:style-name="T3">)/2 + </text:span>1,09*<text:span text:style-name="T3">2,5</text:span>+ 28,32*<text:span text:style-name="T3">8</text:span>/60 = <text:span text:style-name="T3">13,05</text:span> €</text:p>
      <text:p text:style-name="P13"/>
      <text:p text:style-name="P13"/>
      <text:p text:style-name="P37"/>
      <text:p text:style-name="P17">Pseudo Code of the fee calculation method</text:p>
      <text:p text:style-name="P17"/>
      <text:p text:style-name="P17"/>
      <text:p text:style-name="P38">The main steps of the algorithm are the following :</text:p>
      <text:p text:style-name="P38">0) Declaration of the fee constants</text:p>
      <text:p text:style-name="P38">1) Determination of the fee constants we will use depending of the date</text:p>
      <text:p text:style-name="P38">2) Sorting the requests according to their distance origin-destination</text:p>
      <text:p text:style-name="P38">3) Calculation of the itineraries of every part of the ride</text:p>
      <text:p text:style-name="P38">4) Calculation of the final fee for every request based on the distance and the duration of every part of the ride</text:p>
      <text:p text:style-name="P38">5) Adding the fees to the related accepted request</text:p>
      <text:p text:style-name="P17"/>
      <text:p text:style-name="P17"/>
      <text:p text:style-name="P38">//0)</text:p>
      <text:p text:style-name="P38">//Declaration of all the fee constants</text:p>
      <text:p text:style-name="P12"><text:soft-page-break/>durationfee=28,32</text:p>
      <text:p text:style-name="P12">distancefee=1,09</text:p>
      <text:p text:style-name="P12">dayfee=3,3</text:p>
      <text:p text:style-name="P12">holidayfee=5,4</text:p>
      <text:p text:style-name="P12">night<text:span text:style-name="T11">fee</text:span>=6,5</text:p>
      <text:p text:style-name="P12"/>
      <text:p text:style-name="P10">calculateFee(IncomingRequest) : void</text:p>
      <text:p text:style-name="P10"/>
      <text:p text:style-name="P28">//<text:span text:style-name="T14">1)</text:span> </text:p>
      <text:p text:style-name="P28"><text:span text:style-name="T12">//We set the constants which are related to the date and the hour of the request</text:span></text:p>
      <text:p text:style-name="P24">//We take the information from the first request of the list</text:p>
      <text:p text:style-name="P15"/>
      <text:p text:style-name="P14"><text:tab/>date = <text:s/><text:span text:style-name="T10">IncomingRequest.request[0].pickupTime</text:span>()</text:p>
      <text:p text:style-name="P14"><text:tab/>hour = date.hour()</text:p>
      <text:p text:style-name="P12"><text:tab/>if <text:span text:style-name="T11">22&lt;=hour&lt;24 or 0&lt;=hour&lt;6 :</text:span></text:p>
      <text:p text:style-name="P12"><text:tab/><text:tab/><text:span text:style-name="T11">fixedfee=nightfee</text:span></text:p>
      <text:p text:style-name="P14"><text:tab/>elif date in holidays :</text:p>
      <text:p text:style-name="P14"><text:tab/><text:tab/>fixedfee = holidayfee</text:p>
      <text:p text:style-name="P14"><text:tab/>else:</text:p>
      <text:p text:style-name="P14"><text:tab/><text:tab/>fixedfee = dayfee</text:p>
      <text:p text:style-name="P29"/>
      <text:p text:style-name="P11"><text:span text:style-name="T4"><text:tab/></text:span><text:span text:style-name="T5">requestlist = [</text:span><text:span text:style-name="T6">]</text:span></text:p>
      <text:p text:style-name="P7"><text:tab/><text:span text:style-name="T13">origin=</text:span><text:span text:style-name="T4">IncomingRequest.request</text:span><text:span text:style-name="T6">s[0].origin //common origin for all the requests</text:span></text:p>
      <text:p text:style-name="P30"/>
      <text:p text:style-name="P25">// <text:span text:style-name="T14">2)</text:span></text:p>
      <text:p text:style-name="P25">//<text:span text:style-name="T14">F</text:span>ill the requestlist with couples (request, distance origin-destination)</text:p>
      <text:p text:style-name="P6"><text:span text:style-name="T9"><text:tab/>for </text:span>request <text:span text:style-name="T9">in </text:span><text:span text:style-name="T4"><text:s/>IncomingRequest.requests :</text:span></text:p>
      <text:p text:style-name="P30"><text:tab/><text:tab/>destination= request.destination</text:p>
      <text:p text:style-name="P30"><text:tab/><text:tab/>requestlist.add((request,origin-destination) // calculate the distance between origin and destination : |origin.latitude-destination.latitude|+|origin.longitude-destination.longitude|</text:p>
      <text:p text:style-name="P30"><text:tab/>requestlist.sort(1) // sort the requestlist increasingly according to the distance origin-destination</text:p>
      <text:p text:style-name="P30"/>
      <text:p text:style-name="P25">// <text:span text:style-name="T14">3)</text:span></text:p>
      <text:p text:style-name="P25">//Create a list of itinerary between the destination of the previous request and the destination of the current request</text:p>
      <text:p text:style-name="P7"><text:span text:style-name="T6"><text:tab/>itinerar</text:span><text:span text:style-name="T7">ies</text:span><text:span text:style-name="T6"> = []</text:span></text:p>
      <text:p text:style-name="P7"><text:span text:style-name="T6"><text:tab/>for </text:span><text:span text:style-name="T7">e</text:span><text:span text:style-name="T6"> in requestlist :</text:span></text:p>
      <text:p text:style-name="P16"><text:span text:style-name="T6"><text:tab/><text:tab/></text:span><text:span text:style-name="T4">request=e[0] // get the first component of </text:span><text:span text:style-name="T9">e </text:span><text:span text:style-name="T4">which is the request</text:span></text:p>
      <text:p text:style-name="P31"><text:tab/><text:tab/>destination= request.destination</text:p>
      <text:p text:style-name="P7"><text:span text:style-name="T6"><text:tab/><text:tab/>itinerar</text:span><text:span text:style-name="T7">ies</text:span><text:span text:style-name="T6">.add(</text:span><text:span text:style-name="T8">MapServer.</text:span><text:span text:style-name="T6">getItinerary</text:span><text:span text:style-name="T7">(origin,destination,</text:span><text:span text:style-name="T8">hour</text:span><text:span text:style-name="T7">))</text:span></text:p>
      <text:p text:style-name="P32"><text:tab/><text:tab/>origin=destination</text:p>
      <text:p text:style-name="P32"/>
      <text:p text:style-name="P27">//<text:span text:style-name="T14">4)</text:span></text:p>
      <text:p text:style-name="P27">// Calculate the fees or every request and store it in a list. The calculation is based on the time and distance provided by the Map server threw the itineraries. The fee is divided according to the amount of passengers who are sharing the taxi for a given itinerary</text:p>
      <text:p text:style-name="P26">//The requests are sorted in the list in the same order that they will leave the taxi. We calculate then the fee for the ride between the last leave point to the following and add to it the fixedfee and the fee of the previous request without the fixedfee</text:p>
      <text:p text:style-name="P33"><text:soft-page-break/><text:tab/>fees=[]</text:p>
      <text:p text:style-name="P33"><text:tab/>n = itineraries.length() //maximum amount of passengers for this ride </text:p>
      <text:p text:style-name="P33"><text:tab/>f=0 //distance and duration fee of the previous request</text:p>
      <text:p text:style-name="P33"><text:tab/>m=n //current mount of passengers</text:p>
      <text:p text:style-name="P8"><text:span text:style-name="T7"><text:tab/>for i</text:span><text:span text:style-name="T8">tinerary</text:span><text:span text:style-name="T7"> in itineraries :</text:span></text:p>
      <text:p text:style-name="P8"><text:span text:style-name="T7"><text:tab/></text:span><text:span text:style-name="T8"><text:tab/></text:span></text:p>
      <text:p text:style-name="P8"><text:span text:style-name="T7"><text:tab/><text:tab/>fees.add( fixedfee/n + i</text:span><text:span text:style-name="T8">tinerary</text:span><text:span text:style-name="T7">.distance/m*distancefee + i</text:span><text:span text:style-name="T8">tinerary</text:span><text:span text:style-name="T7">.duration/m*durationfee + f )</text:span></text:p>
      <text:p text:style-name="P9"><text:span text:style-name="T7"><text:tab/><text:tab/></text:span><text:span text:style-name="T8">f=f+ </text:span><text:span text:style-name="T7">i</text:span><text:span text:style-name="T8">tinerary</text:span><text:span text:style-name="T7">.distance/m*distancefee + i</text:span><text:span text:style-name="T8">tinerary</text:span><text:span text:style-name="T7">.duration/m*durationfee</text:span></text:p>
      <text:p text:style-name="P9"><text:span text:style-name="T7"><text:tab/><text:tab/></text:span><text:span text:style-name="T8">m=m-1</text:span></text:p>
      <text:p text:style-name="P33"/>
      <text:p text:style-name="P27">//<text:span text:style-name="T14">5)</text:span></text:p>
      <text:p text:style-name="P27">//Add the fee of all request to the AcceptedRequest related in doing the link between the requestlist and the fees list</text:p>
      <text:p text:style-name="P34"><text:tab/>for i in range(0,n):</text:p>
      <text:p text:style-name="P34"><text:tab/><text:tab/>requestlist[i][0].acceptedRequest.fee=fees[i]</text:p>
      <text:p text:style-name="P35"/>
      <text:p text:style-name="P2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30T14:42:06.751000000</meta:creation-date>
    <dc:date>2015-12-03T16:37:11.375000000</dc:date>
    <meta:editing-duration>PT56M1S</meta:editing-duration>
    <meta:editing-cycles>3</meta:editing-cycles>
    <meta:generator>LibreOffice/5.0.3.2$Windows_x86 LibreOffice_project/e5f16313668ac592c1bfb310f4390624e3dbfb75</meta:generator>
    <meta:document-statistic meta:table-count="1" meta:image-count="0" meta:object-count="0" meta:page-count="3" meta:paragraph-count="87" meta:word-count="617" meta:character-count="4133" meta:non-whitespace-character-count="3545"/>
  </office:meta>
</office:document-meta>
</file>